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jpeg" manifest:full-path="Pictures/1000000000000F3000000A2035C53AA9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f0000" draw:fill="solid" draw:fill-color="#800000" draw:textarea-horizontal-align="justify" draw:textarea-vertical-align="middle" draw:auto-grow-height="false"/>
    </style:style>
    <style:style style:name="gr3" style:family="graphic" style:parent-style-name="objectwithoutfill">
      <style:graphic-properties svg:stroke-width="0.02cm" svg:stroke-color="#800000" draw:marker-start-width="0.23cm" draw:marker-end-width="0.23cm" draw:fill="none" draw:textarea-vertical-align="middle" fo:padding-top="0.135cm" fo:padding-bottom="0.135cm" fo:padding-left="0.26cm" fo:padding-right="0.2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color="#c90016" fo:font-size="13pt" fo:font-weight="bold" style:font-size-asian="13pt" style:font-weight-asian="bold" style:font-size-complex="13pt" style:font-weight-complex="bold"/>
    </style:style>
    <style:style style:name="T1" style:family="text">
      <style:text-properties fo:color="#c90016" fo:font-size="13pt" fo:font-weight="bold" style:font-size-asian="13pt" style:font-weight-asian="bold" style:font-size-complex="1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gr1" draw:text-style-name="P1" draw:layer="layout" svg:width="18.999cm" svg:height="12.665cm" svg:x="1.301cm" svg:y="3.4cm">
          <draw:image xlink:href="Pictures/1000000000000F3000000A2035C53AA9.jpg" xlink:type="simple" xlink:show="embed" xlink:actuate="onLoad">
            <text:p/>
          </draw:image>
        </draw:frame>
        <draw:custom-shape draw:style-name="gr2" draw:text-style-name="P1" draw:layer="layout" svg:width="0.2cm" svg:height="0.2cm" svg:x="4.9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.9cm" svg:y1="8.2cm" svg:x2="5cm" svg:y2="10.3cm">
          <text:p/>
        </draw:line>
        <draw:frame draw:style-name="gr4" draw:text-style-name="P2" draw:layer="layout" svg:width="2.077cm" svg:height="0.763cm" svg:x="1.523cm" svg:y="7.4cm">
          <draw:text-box>
            <text:p><text:span text:style-name="T1">ir_right</text:span></text:p>
          </draw:text-box>
        </draw:frame>
        <draw:frame draw:style-name="gr4" draw:text-style-name="P2" draw:layer="layout" svg:width="2.077cm" svg:height="0.763cm" svg:x="10.523cm" svg:y="10.3cm">
          <draw:text-box>
            <text:p><text:span text:style-name="T1">ir_right</text:span></text:p>
          </draw:text-box>
        </draw:frame>
        <draw:custom-shape draw:style-name="gr2" draw:text-style-name="P1" draw:layer="layout" svg:width="0.2cm" svg:height="0.2cm" svg:x="8.3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8.5cm" svg:y1="11cm" svg:x2="10.7cm" svg:y2="10.8cm">
          <text:p/>
        </draw:line>
        <draw:custom-shape draw:style-name="gr2" draw:text-style-name="P1" draw:layer="layout" svg:width="0.2cm" svg:height="0.2cm" svg:x="6.9cm" svg:y="11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7cm" svg:y1="11.8cm" svg:x2="5.4cm" svg:y2="13.2cm">
          <text:p/>
        </draw:line>
        <draw:line draw:style-name="gr3" draw:text-style-name="P1" draw:layer="layout" svg:x1="1.89cm" svg:y1="8.19cm" svg:x2="4.99cm" svg:y2="10.29cm">
          <text:p/>
        </draw:line>
        <draw:frame draw:style-name="gr4" draw:text-style-name="P2" draw:layer="layout" svg:width="2.61cm" svg:height="0.763cm" svg:x="3.7cm" svg:y="13.1cm">
          <draw:text-box>
            <text:p><text:span text:style-name="T1">ir_bottom</text:span></text:p>
          </draw:text-box>
        </draw:frame>
        <draw:frame draw:style-name="gr4" draw:text-style-name="P2" draw:layer="layout" svg:width="1.772cm" svg:height="0.763cm" svg:x="6.7cm" svg:y="5.8cm">
          <draw:text-box>
            <text:p><text:span text:style-name="T1">ir_top</text:span></text:p>
          </draw:text-box>
        </draw:frame>
        <draw:custom-shape draw:style-name="gr2" draw:text-style-name="P1" draw:layer="layout" svg:width="0.2cm" svg:height="0.2cm" svg:x="7.1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7.7cm" svg:y1="6.4cm" svg:x2="7.2cm" svg:y2="9.9cm">
          <text:p/>
        </draw:line>
        <draw:custom-shape draw:style-name="gr2" draw:text-style-name="P1" draw:layer="layout" svg:width="0.2cm" svg:height="0.2cm" svg:x="12.5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2.6cm" svg:y1="8cm" svg:x2="16cm" svg:y2="8.1cm">
          <text:p/>
        </draw:line>
        <draw:frame draw:style-name="gr4" draw:text-style-name="P2" draw:layer="layout" svg:width="4.337cm" svg:height="1.275cm" svg:x="15.8cm" svg:y="7.3cm">
          <draw:text-box>
            <text:p><text:span text:style-name="T1">Handmade</text:span></text:p>
            <text:p><text:span text:style-name="T1">bluetooth module</text:span></text:p>
          </draw:text-box>
        </draw:frame>
        <draw:frame draw:style-name="gr4" draw:text-style-name="P2" draw:layer="layout" svg:width="2.763cm" svg:height="0.763cm" svg:x="10.123cm" svg:y="12.3cm">
          <draw:text-box>
            <text:p><text:span text:style-name="T1">pan_angle</text:span></text:p>
          </draw:text-box>
        </draw:frame>
        <draw:custom-shape draw:style-name="gr2" draw:text-style-name="P1" draw:layer="layout" svg:width="0.2cm" svg:height="0.2cm" svg:x="8.4cm" svg:y="12.1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line draw:style-name="gr3" draw:text-style-name="P1" draw:layer="layout" svg:x1="8.5cm" svg:y1="12.2cm" svg:x2="10.3cm" svg:y2="12.8cm">
          <text:p/>
        </draw:line>
        <draw:frame draw:style-name="gr4" draw:text-style-name="P2" draw:layer="layout" svg:width="2.509cm" svg:height="0.763cm" svg:x="2.2cm" svg:y="5.537cm">
          <draw:text-box>
            <text:p><text:span text:style-name="T1">titl_angle</text:span></text:p>
          </draw:text-box>
        </draw:frame>
        <draw:custom-shape draw:style-name="gr2" draw:text-style-name="P1" draw:layer="layout" svg:width="0.2cm" svg:height="0.2cm" svg:x="6.599cm" svg:y="7.8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line draw:style-name="gr3" draw:text-style-name="P1" draw:layer="layout" svg:x1="6.7cm" svg:y1="7.9cm" svg:x2="4cm" svg:y2="6.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Алексей </meta:initial-creator>
    <meta:creation-date>2012-06-19T22:06:19</meta:creation-date>
    <dc:date>2012-07-07T01:36:09</dc:date>
    <dc:creator>Алексей Тимин</dc:creator>
    <meta:editing-duration>PT5M44S</meta:editing-duration>
    <meta:editing-cycles>4</meta:editing-cycles>
    <meta:generator>LibreOffice/3.5$Linux_X86_64 LibreOffice_project/350m1$Build-2</meta:generator>
    <meta:document-statistic meta:object-count="23"/>
  </office:meta>
</office:document-meta>
</file>